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40000027BD62964B606620BDF.png" manifest:media-type="image/png"/>
  <manifest:file-entry manifest:full-path="Pictures/100000000000012500000171BAE626E77193E053.png" manifest:media-type="image/png"/>
  <manifest:file-entry manifest:full-path="Pictures/100000000000015D0000028974D0EBAC6F384C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</style:style>
    <style:style style:name="gr5" style:family="graphic" style:parent-style-name="Default_5f_1">
      <style:graphic-properties draw:stroke="none" svg:stroke-color="#000000" draw:fill="none" draw:fill-color="#ffffff" fo:min-height="2.127cm"/>
    </style:style>
    <style:style style:name="gr6" style:family="graphic" style:parent-style-name="Default_5f_1">
      <style:graphic-properties draw:stroke="none" svg:stroke-color="#000000" draw:fill="none" draw:fill-color="#ffffff" fo:min-height="0.831cm"/>
    </style:style>
    <style:style style:name="gr7" style:family="graphic" style:parent-style-name="Default_5f_1">
      <style:graphic-properties draw:stroke="none" svg:stroke-color="#000000" draw:fill="none" draw:fill-color="#ffffff" fo:min-height="1.417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74cm" fo:min-width="0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</style:style>
    <style:style style:name="gr21" style:family="graphic" style:parent-style-name="standard">
      <style:graphic-properties draw:fill="solid" draw:fill-color="#dddddd" draw:opacity="50%" draw:textarea-vertical-align="middle" draw:shadow-opacity="50%"/>
    </style:style>
    <style:style style:name="gr22" style:family="graphic" style:parent-style-name="standard">
      <style:graphic-properties draw:fill="solid" draw:fill-color="#ff950e" draw:textarea-horizontal-align="center" draw:textarea-vertical-align="middle"/>
    </style:style>
    <style:style style:name="gr23" style:family="graphic" style:parent-style-name="standard">
      <style:graphic-properties draw:fill="solid" draw:fill-color="#663300" draw:textarea-vertical-align="middle"/>
    </style:style>
    <style:style style:name="gr24" style:family="graphic" style:parent-style-name="standard">
      <style:graphic-properties draw:fill="solid" draw:fill-color="#ff00cc" draw:opacity="50%" draw:textarea-vertical-align="middle" draw:shadow-opacity="50%"/>
    </style:style>
    <style:style style:name="gr25" style:family="graphic" style:parent-style-name="standard">
      <style:graphic-properties draw:fill="solid" draw:fill-color="#993366" draw:opacity="50%" draw:textarea-horizontal-align="center" draw:textarea-vertical-align="middle" draw:shadow-opacity="50%"/>
    </style:style>
    <style:style style:name="gr26" style:family="graphic" style:parent-style-name="standard">
      <style:graphic-properties draw:fill="solid" draw:fill-color="#ffffff" draw:opacity="100%" draw:textarea-vertical-align="middle" draw:shadow-opacity="100%"/>
    </style:style>
    <style:style style:name="gr27" style:family="graphic" style:parent-style-name="standard">
      <style:graphic-properties draw:fill="solid" draw:fill-color="#dddddd" draw:opacity="50%" draw:textarea-horizontal-align="center" draw:textarea-vertical-align="middle" draw:shadow-opacity="50%"/>
    </style:style>
    <style:style style:name="gr28" style:family="graphic" style:parent-style-name="standard">
      <style:graphic-properties draw:fill="solid" draw:fill-color="#ff9999" draw:opacity="100%" draw:textarea-vertical-align="middle" draw:shadow-opacity="100%"/>
    </style:style>
    <style:style style:name="gr29" style:family="graphic" style:parent-style-name="standard">
      <style:graphic-properties draw:fill="solid" draw:fill-color="#993366" draw:opacity="50%" draw:textarea-vertical-align="middle" draw:shadow-opacity="50%"/>
    </style:style>
    <style:style style:name="gr30" style:family="graphic" style:parent-style-name="measure" style:list-style-name="L1">
      <style:graphic-properties draw:textarea-vertical-align="middle" draw:line-distance="1.153cm" draw:placing="below"/>
    </style:style>
    <style:style style:name="gr31" style:family="graphic" style:parent-style-name="measure" style:list-style-name="L1">
      <style:graphic-properties draw:textarea-vertical-align="middle" draw:line-distance="1.153cm" draw:placing="below"/>
    </style:style>
    <style:style style:name="gr32" style:family="graphic" style:parent-style-name="standard">
      <style:graphic-properties draw:textarea-horizontal-align="justify" draw:textarea-vertical-align="middle" draw:auto-grow-height="false" fo:min-height="1.206cm" fo:min-width="3.5cm"/>
    </style:style>
    <style:style style:name="gr33" style:family="graphic" style:parent-style-name="standard">
      <style:graphic-properties draw:fill="solid" draw:fill-color="#ff950e" draw:textarea-vertical-align="middle"/>
    </style:style>
    <style:style style:name="gr34" style:family="graphic" style:parent-style-name="standard">
      <style:graphic-properties draw:fill="solid" draw:fill-color="#5983b0" draw:opacity="50%" draw:textarea-vertical-align="middle" draw:shadow-opacity="50%"/>
    </style:style>
    <style:style style:name="gr35" style:family="graphic" style:parent-style-name="measure" style:list-style-name="L1">
      <style:graphic-properties draw:textarea-vertical-align="middle" draw:line-distance="1.153cm" draw:placing="below"/>
    </style:style>
    <style:style style:name="gr36" style:family="graphic" style:parent-style-name="standard">
      <style:graphic-properties draw:fill-color="#5983b0" draw:opacity="50%" draw:textarea-horizontal-align="justify" draw:textarea-vertical-align="middle" draw:auto-grow-height="true" fo:min-height="0cm" fo:min-width="0cm" draw:shadow-opacity="50%"/>
    </style:style>
    <style:style style:name="gr37" style:family="graphic" style:parent-style-name="standard">
      <style:graphic-properties draw:textarea-horizontal-align="justify" draw:textarea-vertical-align="middle" draw:auto-grow-height="false" fo:min-height="0.303cm" fo:min-width="3.099cm" fo:wrap-option="no-wrap"/>
    </style:style>
    <style:style style:name="gr38" style:family="graphic" style:parent-style-name="objectwithoutfill">
      <style:graphic-properties svg:stroke-color="#cccccc" draw:fill="none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0.222cm" fo:min-width="1.501cm"/>
    </style:style>
    <style:style style:name="gr40" style:family="graphic" style:parent-style-name="measure" style:list-style-name="L1">
      <style:graphic-properties draw:textarea-vertical-align="middle" draw:line-distance="1.153cm" draw:placing="below"/>
    </style:style>
    <style:style style:name="gr41" style:family="graphic" style:parent-style-name="standard">
      <style:graphic-properties svg:stroke-width="0.1cm" svg:stroke-color="#000000" draw:marker-start-width="0.35cm" draw:marker-end-width="0.35cm" draw:fill="none" draw:fill-color="#ff00cc" draw:opacity="50%" draw:textarea-vertical-align="middle" fo:padding-top="0.175cm" fo:padding-bottom="0.175cm" fo:padding-left="0.3cm" fo:padding-right="0.3cm" draw:shadow-opacity="50%"/>
    </style:style>
    <style:style style:name="gr42" style:family="graphic" style:parent-style-name="measure" style:list-style-name="L1">
      <style:graphic-properties draw:textarea-vertical-align="middle" draw:line-distance="1.153cm" draw:placing="below"/>
    </style:style>
    <style:style style:name="gr43" style:family="graphic" style:parent-style-name="measure" style:list-style-name="L1">
      <style:graphic-properties draw:textarea-vertical-align="middle" draw:line-distance="1.153cm" draw:placing="below"/>
    </style:style>
    <style:style style:name="gr44" style:family="graphic" style:parent-style-name="Arrow_20_Line" style:list-style-name="L1">
      <style:graphic-properties draw:textarea-vertical-align="middle" draw:line-distance="7.885cm"/>
    </style:style>
    <style:style style:name="gr45" style:family="graphic" style:parent-style-name="Arrow_20_Line">
      <style:graphic-properties draw:textarea-vertical-align="middle"/>
    </style:style>
    <style:style style:name="gr46" style:family="graphic" style:parent-style-name="standard">
      <style:graphic-properties draw:stroke="dash" draw:stroke-dash="Fine_20_Dotted" svg:stroke-width="0.05cm" svg:stroke-color="#808080" draw:marker-start-width="0.275cm" draw:marker-end-width="0.275cm" draw:textarea-horizontal-align="justify" draw:textarea-vertical-align="middle" draw:auto-grow-height="false" fo:min-height="1.206cm" fo:min-width="3.5cm" fo:padding-top="0.15cm" fo:padding-bottom="0.15cm" fo:padding-left="0.275cm" fo:padding-right="0.275cm"/>
    </style:style>
    <style:style style:name="gr47" style:family="graphic" style:parent-style-name="measure" style:list-style-name="L1">
      <style:graphic-properties draw:textarea-vertical-align="middle" draw:line-distance="1.153cm" draw:placing="below"/>
    </style:style>
    <style:style style:name="gr48" style:family="graphic" style:parent-style-name="Arrow_20_Line" style:list-style-name="L1">
      <style:graphic-properties draw:textarea-vertical-align="middle" draw:line-distance="7.885cm" draw:end-guide="0.05cm"/>
    </style:style>
    <style:style style:name="gr49" style:family="graphic" style:parent-style-name="standard">
      <style:graphic-properties draw:fill="solid" draw:fill-color="#666666" draw:opacity="50%" draw:textarea-vertical-align="middle" draw:shadow-opacity="50%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>
      <style:graphic-properties draw:fill="solid" draw:fill-color="#ff0000" draw:opacity="50%" draw:textarea-vertical-align="middle" draw:shadow-opacity="50%"/>
    </style:style>
    <style:style style:name="gr5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solid" draw:fill-color="#dddddd" draw:opacity="50%"/>
      <style:paragraph-properties fo:text-align="center"/>
    </style:style>
    <style:style style:name="P10" style:family="paragraph">
      <loext:graphic-properties draw:fill="solid" draw:fill-color="#ff950e"/>
      <style:paragraph-properties fo:text-align="center"/>
    </style:style>
    <style:style style:name="P11" style:family="paragraph">
      <loext:graphic-properties draw:fill="solid" draw:fill-color="#663300"/>
      <style:paragraph-properties fo:text-align="center"/>
    </style:style>
    <style:style style:name="P12" style:family="paragraph">
      <loext:graphic-properties draw:fill="solid" draw:fill-color="#ff00cc" draw:opacity="50%"/>
      <style:paragraph-properties fo:text-align="center"/>
    </style:style>
    <style:style style:name="P13" style:family="paragraph">
      <loext:graphic-properties draw:fill="solid" draw:fill-color="#993366" draw:opacity="50%"/>
      <style:paragraph-properties fo:text-align="center"/>
    </style:style>
    <style:style style:name="P14" style:family="paragraph">
      <loext:graphic-properties draw:fill="solid" draw:fill-color="#ffffff" draw:opacity="100%"/>
      <style:paragraph-properties fo:text-align="center"/>
    </style:style>
    <style:style style:name="P15" style:family="paragraph">
      <loext:graphic-properties draw:fill="solid" draw:fill-color="#ffffff" draw:opacity="100%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="solid" draw:fill-color="#ff9999" draw:opacity="100%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5983b0" draw:opacity="50%"/>
      <style:paragraph-properties fo:text-align="center"/>
    </style:style>
    <style:style style:name="P19" style:family="paragraph">
      <loext:graphic-properties draw:fill-color="#5983b0" draw:opacity="50%"/>
      <style:paragraph-properties fo:text-align="center"/>
    </style:style>
    <style:style style:name="P20" style:family="paragraph">
      <loext:graphic-properties draw:fill="none" draw:fill-color="#ff00cc" draw:opacity="50%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solid" draw:fill-color="#666666" draw:opacity="50%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loext:graphic-properties draw:fill="solid" draw:fill-color="#ff0000" draw:opacity="5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g>
          <draw:rect draw:style-name="gr1" draw:text-style-name="P1" draw:layer="layout" svg:width="39.911cm" svg:height="27.372cm" draw:transform="rotate (0.000174532925199433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53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BAE626E77193E053.png" xlink:type="simple" xlink:show="embed" xlink:actuate="onLoad">
              <text:p/>
            </draw:image>
          </draw:frame>
          <draw:frame draw:style-name="gr20" draw:text-style-name="P2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rect draw:style-name="gr21" draw:text-style-name="P9" draw:layer="layout" svg:width="0.149cm" svg:height="1.198cm" svg:x="36.29cm" svg:y="6.914cm">
          <text:p/>
        </draw:rect>
        <draw:frame draw:style-name="gr19" draw:text-style-name="P1" draw:layer="layout" svg:width="7.285cm" svg:height="13.548cm" svg:x="33.37cm" svg:y="1.614cm">
          <draw:image xlink:href="Pictures/100000000000015D0000028974D0EBAC6F384CD8.png" xlink:type="simple" xlink:show="embed" xlink:actuate="onLoad">
            <text:p/>
          </draw:image>
        </draw:frame>
        <draw:polygon draw:style-name="gr22" draw:text-style-name="P10" draw:layer="layout" svg:width="0.399cm" svg:height="4.708cm" svg:x="10.946cm" svg:y="9.222cm" svg:viewBox="0 0 400 4709" draw:points="0,4709 4,127 385,0 400,4709">
          <text:p/>
        </draw:polygon>
        <draw:rect draw:style-name="gr23" draw:text-style-name="P11" draw:layer="layout" svg:width="5.99cm" svg:height="0.288cm" svg:x="10.628cm" svg:y="13.959cm">
          <text:p/>
        </draw:rect>
        <draw:polygon draw:style-name="gr21" draw:text-style-name="P9" draw:layer="layout" svg:width="3.953cm" svg:height="1.061cm" svg:x="10.964cm" svg:y="12.899cm" svg:viewBox="0 0 3954 1062" draw:points="0,1062 0,0 3677,23 3688,314 3954,320 3954,1062">
          <text:p/>
        </draw:polygon>
        <draw:polygon draw:style-name="gr24" draw:text-style-name="P12" draw:layer="layout" svg:width="1.823cm" svg:height="4.516cm" svg:x="13.086cm" svg:y="8.371cm" svg:viewBox="0 0 1824 4517" draw:points="900,4517 0,235 697,0 1824,4517">
          <text:p/>
        </draw:polygon>
        <draw:polygon draw:style-name="gr25" draw:text-style-name="P13" draw:layer="layout" svg:width="3.949cm" svg:height="1.694cm" svg:x="10.949cm" svg:y="6.12cm" svg:viewBox="0 0 3950 1695" draw:points="0,1695 13,1413 3856,0 3950,257">
          <text:p/>
        </draw:polygon>
        <draw:rect draw:style-name="gr26" draw:text-style-name="P14" draw:layer="layout" svg:width="0.091cm" svg:height="0.13cm" draw:transform="rotate (0.349065850398866) translate (14.6cm 6.343cm)">
          <text:p/>
        </draw:rect>
        <draw:polygon draw:style-name="gr25" draw:text-style-name="P13" draw:layer="layout" svg:width="4.44cm" svg:height="1.874cm" svg:x="10.957cm" svg:y="7.466cm" svg:viewBox="0 0 4441 1875" draw:points="0,1875 0,1623 4347,0 4441,257">
          <text:p/>
        </draw:polygon>
        <draw:rect draw:style-name="gr26" draw:text-style-name="P15" draw:layer="layout" svg:width="0.091cm" svg:height="0.178cm" draw:transform="rotate (0.349065850398866) translate (15.053cm 7.563cm)">
          <text:p/>
        </draw:rect>
        <draw:rect draw:style-name="gr26" draw:text-style-name="P15" draw:layer="layout" svg:width="0.091cm" svg:height="0.13cm" draw:transform="rotate (0.349065850398866) translate (13.763cm 8.188cm)">
          <text:p/>
        </draw:rect>
        <draw:polygon draw:style-name="gr27" draw:text-style-name="P9" draw:layer="layout" svg:width="4.105cm" svg:height="2.615cm" svg:x="10.949cm" svg:y="6.46cm" svg:viewBox="0 0 4106 2616" draw:points="17,2616 0,1359 3697,0 4106,1126">
          <text:p/>
        </draw:polygon>
        <draw:rect draw:style-name="gr21" draw:text-style-name="P9" draw:layer="layout" svg:width="0.055cm" svg:height="1.428cm" draw:transform="rotate (0.349065850398866) translate (14.626cm 6.351cm)">
          <text:p/>
        </draw:rect>
        <draw:rect draw:style-name="gr28" draw:text-style-name="P16" draw:layer="layout" svg:width="0.151cm" svg:height="1.067cm" draw:transform="rotate (0.0244346095279206) translate (10.797cm 7.914cm)">
          <text:p/>
        </draw:rect>
        <draw:g>
          <draw:rect draw:style-name="gr29" draw:text-style-name="P13" draw:layer="layout" svg:width="0.486cm" svg:height="0.273cm" svg:x="14.686cm" svg:y="12.913cm">
            <text:p/>
          </draw:rect>
          <draw:polygon draw:style-name="gr26" draw:text-style-name="P15" draw:layer="layout" svg:width="0.108cm" svg:height="0.139cm" svg:x="14.943cm" svg:y="12.919cm" svg:viewBox="0 0 109 140" draw:points="26,140 0,0 82,0 109,140">
            <text:p/>
          </draw:polygon>
        </draw:g>
        <draw:rect draw:style-name="gr21" draw:text-style-name="P9" draw:layer="layout" svg:width="0.055cm" svg:height="4.979cm" draw:transform="rotate (0.239808239224021) translate (13.799cm 8.196cm)">
          <text:p/>
        </draw:rect>
        <draw:rect draw:style-name="gr29" draw:text-style-name="P13" draw:layer="layout" svg:width="0.224cm" svg:height="0.743cm" svg:x="14.946cm" svg:y="13.203cm">
          <text:p/>
        </draw:rect>
        <draw:rect draw:style-name="gr29" draw:text-style-name="P13" draw:layer="layout" svg:width="0.224cm" svg:height="1.064cm" svg:x="10.72cm" svg:y="12.878cm">
          <text:p/>
        </draw:rect>
        <draw:rect draw:style-name="gr29" draw:text-style-name="P13" draw:layer="layout" svg:width="1.426cm" svg:height="0.273cm" svg:x="15.206cm" svg:y="12.921cm">
          <text:p/>
        </draw:rect>
        <draw:rect draw:style-name="gr29" draw:text-style-name="P13" draw:layer="layout" svg:width="0.23cm" svg:height="1.048cm" svg:x="16.642cm" svg:y="13.184cm">
          <text:p/>
        </draw:rect>
        <draw:measure draw:style-name="gr30" draw:text-style-name="P17" draw:layer="layout" svg:x1="13.673cm" svg:y1="8.252cm" svg:x2="15.068cm" svg:y2="13.022cm">
          <text:p text:style-name="P17"><text:span text:style-name="T7"><text:measure text:kind="gap"/></text:span><text:span text:style-name="T7"><text:measure text:kind="value">497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polygon draw:style-name="gr22" draw:text-style-name="P10" draw:layer="layout" svg:width="0.399cm" svg:height="4.708cm" svg:x="3.353cm" svg:y="9.29cm" svg:viewBox="0 0 400 4709" draw:points="0,4709 4,127 385,0 400,4709">
          <text:p/>
        </draw:polygon>
        <draw:rect draw:style-name="gr23" draw:text-style-name="P11" draw:layer="layout" svg:width="5.99cm" svg:height="0.288cm" svg:x="3.035cm" svg:y="14.027cm">
          <text:p/>
        </draw:rect>
        <draw:polygon draw:style-name="gr21" draw:text-style-name="P9" draw:layer="layout" svg:width="3.953cm" svg:height="1.061cm" svg:x="3.371cm" svg:y="12.967cm" svg:viewBox="0 0 3954 1062" draw:points="0,1062 0,0 3677,23 3688,314 3954,320 3954,1062">
          <text:p/>
        </draw:polygon>
        <draw:polygon draw:style-name="gr24" draw:text-style-name="P12" draw:layer="layout" svg:width="1.823cm" svg:height="4.516cm" svg:x="5.493cm" svg:y="8.439cm" svg:viewBox="0 0 1824 4517" draw:points="900,4517 0,235 697,0 1824,4517">
          <text:p/>
        </draw:polygon>
        <draw:polygon draw:style-name="gr25" draw:text-style-name="P13" draw:layer="layout" svg:width="3.96cm" svg:height="1.73cm" svg:x="3.356cm" svg:y="6.152cm" svg:viewBox="0 0 3961 1731" draw:points="0,1731 13,1449 3961,0 3950,293">
          <text:p/>
        </draw:polygon>
        <draw:rect draw:style-name="gr26" draw:text-style-name="P14" draw:layer="layout" svg:width="0.091cm" svg:height="0.13cm" draw:transform="rotate (0.349065850398866) translate (7.007cm 6.411cm)">
          <text:p/>
        </draw:rect>
        <draw:polygon draw:style-name="gr25" draw:text-style-name="P13" draw:layer="layout" svg:width="4.083cm" svg:height="1.769cm" svg:x="3.364cm" svg:y="7.639cm" svg:viewBox="0 0 4084 1770" draw:points="0,1770 0,1518 4084,0 4066,287">
          <text:p/>
        </draw:polygon>
        <draw:rect draw:style-name="gr26" draw:text-style-name="P15" draw:layer="layout" svg:width="0.091cm" svg:height="0.178cm" draw:transform="rotate (0.349065850398866) translate (7.161cm 7.732cm)">
          <text:p/>
        </draw:rect>
        <draw:rect draw:style-name="gr26" draw:text-style-name="P15" draw:layer="layout" svg:width="0.091cm" svg:height="0.13cm" draw:transform="rotate (0.349065850398866) translate (6.17cm 8.256cm)">
          <text:p/>
        </draw:rect>
        <draw:polygon draw:style-name="gr27" draw:text-style-name="P9" draw:layer="layout" svg:width="3.804cm" svg:height="2.591cm" svg:x="3.356cm" svg:y="6.552cm" svg:viewBox="0 0 3805 2592" draw:points="17,2592 0,1335 3668,0 3805,1177">
          <text:p/>
        </draw:polygon>
        <draw:rect draw:style-name="gr21" draw:text-style-name="P9" draw:layer="layout" svg:width="0.055cm" svg:height="1.428cm" draw:transform="rotate (0.105592419745657) translate (7.039cm 6.433cm)">
          <text:p/>
        </draw:rect>
        <draw:rect draw:style-name="gr28" draw:text-style-name="P16" draw:layer="layout" svg:width="0.151cm" svg:height="1.067cm" draw:transform="rotate (0.0244346095279206) translate (3.204cm 7.982cm)">
          <text:p/>
        </draw:rect>
        <draw:g>
          <draw:rect draw:style-name="gr29" draw:text-style-name="P13" draw:layer="layout" svg:width="0.486cm" svg:height="0.273cm" svg:x="7.093cm" svg:y="12.981cm">
            <text:p/>
          </draw:rect>
          <draw:polygon draw:style-name="gr26" draw:text-style-name="P15" draw:layer="layout" svg:width="0.108cm" svg:height="0.139cm" svg:x="7.35cm" svg:y="12.987cm" svg:viewBox="0 0 109 140" draw:points="26,140 0,0 82,0 109,140">
            <text:p/>
          </draw:polygon>
        </draw:g>
        <draw:rect draw:style-name="gr21" draw:text-style-name="P9" draw:layer="layout" svg:width="0.055cm" svg:height="4.979cm" draw:transform="rotate (0.239808239224021) translate (6.206cm 8.264cm)">
          <text:p/>
        </draw:rect>
        <draw:rect draw:style-name="gr29" draw:text-style-name="P13" draw:layer="layout" svg:width="0.224cm" svg:height="0.743cm" svg:x="7.353cm" svg:y="13.271cm">
          <text:p/>
        </draw:rect>
        <draw:rect draw:style-name="gr29" draw:text-style-name="P13" draw:layer="layout" svg:width="0.224cm" svg:height="1.064cm" svg:x="3.127cm" svg:y="12.946cm">
          <text:p/>
        </draw:rect>
        <draw:rect draw:style-name="gr29" draw:text-style-name="P13" draw:layer="layout" svg:width="1.426cm" svg:height="0.273cm" svg:x="7.613cm" svg:y="12.989cm">
          <text:p/>
        </draw:rect>
        <draw:rect draw:style-name="gr29" draw:text-style-name="P13" draw:layer="layout" svg:width="0.23cm" svg:height="1.048cm" svg:x="9.049cm" svg:y="13.252cm">
          <text:p/>
        </draw:rect>
        <draw:measure draw:style-name="gr31" draw:text-style-name="P17" draw:layer="layout" svg:x1="6.08cm" svg:y1="8.32cm" svg:x2="7.475cm" svg:y2="13.09cm">
          <text:p text:style-name="P17"><text:span text:style-name="T7"><text:measure text:kind="gap"/></text:span><text:span text:style-name="T7"><text:measure text:kind="value">497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custom-shape draw:style-name="gr32" draw:text-style-name="P3" draw:layer="layout" svg:width="4cm" svg:height="1.456cm" svg:x="14.169cm" svg:y="6.857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3" draw:layer="layout" svg:width="4cm" svg:height="1.456cm" draw:transform="rotate (-1.5707963267949) translate (15.555cm 8.685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rect draw:style-name="gr33" draw:text-style-name="P10" draw:layer="layout" svg:width="0.4cm" svg:height="5.973cm" svg:x="19.181cm" svg:y="8cm">
          <text:p/>
        </draw:rect>
        <draw:rect draw:style-name="gr23" draw:text-style-name="P11" draw:layer="layout" svg:width="5.99cm" svg:height="0.288cm" svg:x="18.863cm" svg:y="14.001cm">
          <text:p/>
        </draw:rect>
        <draw:polygon draw:style-name="gr21" draw:text-style-name="P9" draw:layer="layout" svg:width="3.999cm" svg:height="0.998cm" svg:x="19.153cm" svg:y="13.004cm" svg:viewBox="0 0 4000 999" draw:points="46,999 0,0 3404,10 3396,246 3998,238 4000,999">
          <text:p/>
        </draw:polygon>
        <draw:rect draw:style-name="gr21" draw:text-style-name="P9" draw:layer="layout" svg:width="3.081cm" svg:height="1.198cm" svg:x="19.157cm" svg:y="6.501cm">
          <text:p/>
        </draw:rect>
        <draw:g>
          <draw:rect draw:style-name="gr29" draw:text-style-name="P13" draw:layer="layout" svg:width="3.484cm" svg:height="0.273cm" svg:x="18.991cm" svg:y="6.219cm">
            <text:p/>
          </draw:rect>
          <draw:rect draw:style-name="gr26" draw:text-style-name="P14" draw:layer="layout" svg:width="0.091cm" svg:height="0.13cm" svg:x="22.238cm" svg:y="6.36cm">
            <text:p/>
          </draw:rect>
        </draw:g>
        <draw:g>
          <draw:rect draw:style-name="gr29" draw:text-style-name="P13" draw:layer="layout" svg:width="3.443cm" svg:height="0.273cm" svg:x="18.991cm" svg:y="7.707cm">
            <text:p/>
          </draw:rect>
          <draw:rect draw:style-name="gr26" draw:text-style-name="P15" draw:layer="layout" svg:width="0.091cm" svg:height="0.13cm" svg:x="22.242cm" svg:y="7.713cm">
            <text:p/>
          </draw:rect>
          <draw:polygon draw:style-name="gr26" draw:text-style-name="P15" draw:layer="layout" svg:width="0.119cm" svg:height="0.139cm" svg:x="21.918cm" svg:y="7.843cm" svg:viewBox="0 0 120 140" draw:points="29,140 0,0 90,0 120,140">
            <text:p/>
          </draw:polygon>
        </draw:g>
        <draw:rect draw:style-name="gr21" draw:text-style-name="P9" draw:layer="layout" svg:width="0.055cm" svg:height="1.428cm" svg:x="22.256cm" svg:y="6.391cm">
          <text:p/>
        </draw:rect>
        <draw:rect draw:style-name="gr28" draw:text-style-name="P16" draw:layer="layout" svg:width="0.151cm" svg:height="1.05cm" svg:x="18.994cm" svg:y="6.575cm">
          <text:p/>
        </draw:rect>
        <draw:g>
          <draw:rect draw:style-name="gr29" draw:text-style-name="P13" draw:layer="layout" svg:width="0.8cm" svg:height="0.19cm" svg:x="22.589cm" svg:y="13.012cm">
            <text:p/>
          </draw:rect>
          <draw:polygon draw:style-name="gr26" draw:text-style-name="P15" draw:layer="layout" svg:width="0.223cm" svg:height="0.096cm" svg:x="23.118cm" svg:y="13.016cm" svg:viewBox="0 0 224 97" draw:points="53,97 0,0 169,0 224,97">
            <text:p/>
          </draw:polygon>
        </draw:g>
        <draw:rect draw:style-name="gr21" draw:text-style-name="P9" draw:layer="layout" svg:width="0.055cm" svg:height="5.34cm" draw:transform="rotate (0.239808239224021) translate (21.948cm 7.887cm)">
          <text:p/>
        </draw:rect>
        <draw:rect draw:style-name="gr29" draw:text-style-name="P13" draw:layer="layout" svg:width="0.224cm" svg:height="0.743cm" svg:x="23.181cm" svg:y="13.245cm">
          <text:p/>
        </draw:rect>
        <draw:rect draw:style-name="gr29" draw:text-style-name="P13" draw:layer="layout" svg:width="0.224cm" svg:height="1.064cm" svg:x="18.955cm" svg:y="12.92cm">
          <text:p/>
        </draw:rect>
        <draw:rect draw:style-name="gr29" draw:text-style-name="P13" draw:layer="layout" svg:width="1.426cm" svg:height="0.273cm" svg:x="23.441cm" svg:y="12.963cm">
          <text:p/>
        </draw:rect>
        <draw:rect draw:style-name="gr29" draw:text-style-name="P13" draw:layer="layout" svg:width="0.23cm" svg:height="1.048cm" svg:x="24.877cm" svg:y="13.226cm">
          <text:p/>
        </draw:rect>
        <draw:polygon draw:style-name="gr24" draw:text-style-name="P12" draw:layer="layout" svg:width="3.899cm" svg:height="4.909cm" svg:x="19.189cm" svg:y="8.002cm" svg:viewBox="0 0 3900 4910" draw:points="0,4910 0,10 2673,0 3900,4910">
          <text:p/>
        </draw:polygon>
        <draw:rect draw:style-name="gr29" draw:text-style-name="P13" draw:layer="layout" svg:width="0.224cm" svg:height="3cm" svg:x="18.965cm" svg:y="8.712cm">
          <text:p/>
        </draw:rect>
        <draw:polygon draw:style-name="gr34" draw:text-style-name="P18" draw:layer="layout" svg:width="1.937cm" svg:height="5.421cm" svg:x="20.049cm" svg:y="8.531cm" svg:viewBox="0 0 1938 5422" draw:points="0,5422 62,0 1312,24 1938,4349 1907,5408">
          <text:p/>
        </draw:polygon>
        <draw:polygon draw:style-name="gr34" draw:text-style-name="P18" draw:layer="layout" svg:width="1.937cm" svg:height="5.421cm" svg:x="5.35cm" svg:y="16.836cm" svg:viewBox="0 0 1938 5422" draw:points="0,5422 62,0 1312,24 1938,4349 1907,5408">
          <text:p/>
        </draw:polygon>
        <draw:measure draw:style-name="gr35" draw:text-style-name="P17" draw:layer="layout" svg:x1="5.268cm" svg:y1="16.837cm" svg:x2="5.292cm" svg:y2="22.225cm">
          <text:p text:style-name="P17"><text:span text:style-name="T7"><text:measure text:kind="gap"/></text:span><text:span text:style-name="T7"><text:measure text:kind="value">538.8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custom-shape draw:style-name="gr36" draw:text-style-name="P19" draw:layer="layout" svg:width="0.216cm" svg:height="5.34cm" svg:x="9.309cm" svg:y="16.81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0.216cm" svg:height="5.34cm" svg:x="11.931cm" svg:y="16.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2.838cm" svg:height="1.827cm" svg:x="9.285cm" svg:y="17.82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3.704cm" svg:height="0.216cm" svg:x="8.876cm" svg:y="22.15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2.886cm" svg:height="0.216cm" svg:x="9.285cm" svg:y="16.59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2.91cm" svg:height="0.216cm" svg:x="5.316cm" svg:y="22.29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0.216cm" svg:height="2.072cm" draw:transform="rotate (0.142244334037538) translate (6.786cm 17.99cm)">
          <text:p/>
          <draw:enhanced-geometry svg:viewBox="0 0 21600 21600" draw:type="rectangle" draw:enhanced-path="M 0 0 L 21600 0 21600 21600 0 21600 0 0 Z N"/>
        </draw:custom-shape>
        <draw:rect draw:style-name="gr29" draw:text-style-name="P13" draw:layer="layout" svg:width="0.351cm" svg:height="0.273cm" svg:x="11.604cm" svg:y="21.846cm">
          <text:p/>
        </draw:rect>
        <draw:rect draw:style-name="gr29" draw:text-style-name="P13" draw:layer="layout" svg:width="0.351cm" svg:height="0.273cm" svg:x="9.536cm" svg:y="21.87cm">
          <text:p/>
        </draw:rect>
        <draw:rect draw:style-name="gr29" draw:text-style-name="P13" draw:layer="layout" svg:width="0.351cm" svg:height="0.273cm" svg:x="9.488cm" svg:y="16.843cm">
          <text:p/>
        </draw:rect>
        <draw:rect draw:style-name="gr29" draw:text-style-name="P13" draw:layer="layout" svg:width="0.351cm" svg:height="0.273cm" svg:x="11.58cm" svg:y="16.867cm">
          <text:p/>
        </draw:rect>
        <draw:custom-shape draw:style-name="gr37" draw:text-style-name="P3" draw:layer="layout" svg:width="3.599cm" svg:height="0.553cm" svg:x="13.577cm" svg:y="16.403cm">
          <text:p text:style-name="P3"><text:span text:style-name="T8">8030_Frame_Side</text:span></text:p>
          <draw:enhanced-geometry svg:viewBox="0 0 21600 21600" draw:mirror-horizontal="false" draw:type="line-callout-2" draw:modifiers="-9876 41328.5198555957 -3378 21638.9891696751 -1500 21638.98916967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7" draw:text-style-name="P3" draw:layer="layout" svg:width="3.599cm" svg:height="0.553cm" svg:x="13.986cm" svg:y="21.19cm">
          <text:p text:style-name="P3"><text:span text:style-name="T8">8010_Frame_Base</text:span></text:p>
          <draw:enhanced-geometry svg:viewBox="0 0 21600 21600" draw:mirror-horizontal="false" draw:type="line-callout-2" draw:modifiers="-9876 41328.5198555957 -3378 21638.9891696751 -1500 21638.98916967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7" draw:text-style-name="P3" draw:layer="layout" svg:width="3.599cm" svg:height="0.553cm" svg:x="13.841cm" svg:y="17.894cm">
          <text:p text:style-name="P3"><text:span text:style-name="T8">8020_Frame_Front</text:span></text:p>
          <draw:enhanced-geometry svg:viewBox="0 0 21600 21600" draw:mirror-horizontal="false" draw:type="line-callout-2" draw:modifiers="-9876 41328.5198555957 -3378 21638.9891696751 -1500 21638.98916967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7" draw:text-style-name="P3" draw:layer="layout" svg:width="3.599cm" svg:height="0.553cm" svg:x="13.865cm" svg:y="19.169cm">
          <text:p text:style-name="P3"><text:span text:style-name="T8">8000_ASM_Frame</text:span></text:p>
          <draw:enhanced-geometry svg:viewBox="0 0 21600 21600" draw:mirror-horizontal="false" draw:type="line-callout-2" draw:modifiers="-9876 41328.5198555957 -3378 21638.9891696751 -1500 21638.98916967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7" draw:text-style-name="P3" draw:layer="layout" svg:width="3.599cm" svg:height="0.553cm" svg:x="13.507cm" svg:y="15.45cm">
          <text:p text:style-name="P3"><text:span text:style-name="T8">8030_Frame_Top</text:span></text:p>
          <draw:enhanced-geometry svg:viewBox="0 0 21600 21600" draw:mirror-horizontal="false" draw:type="line-callout-2" draw:modifiers="-9876 41328.5198555957 -3378 21638.9891696751 -1500 21638.989169675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38" draw:text-style-name="P1" draw:layer="layout" svg:x1="32.623cm" svg:y1="15.319cm" svg:x2="32.623cm" svg:y2="2.963cm">
          <text:p/>
        </draw:line>
        <draw:custom-shape draw:style-name="gr39" draw:text-style-name="P3" draw:layer="layout" svg:width="4cm" svg:height="1.456cm" draw:transform="rotate (-1.5707963267949) translate (30.874cm 4.055cm)">
          <text:p/>
  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  </draw:custom-shape>
        <draw:polygon draw:style-name="gr22" draw:text-style-name="P10" draw:layer="layout" svg:width="0.399cm" svg:height="4.708cm" svg:x="26.636cm" svg:y="9.169cm" svg:viewBox="0 0 400 4709" draw:points="0,4709 4,127 385,0 400,4709">
          <text:p/>
        </draw:polygon>
        <draw:rect draw:style-name="gr23" draw:text-style-name="P11" draw:layer="layout" svg:width="5.99cm" svg:height="0.288cm" svg:x="26.318cm" svg:y="13.906cm">
          <text:p/>
        </draw:rect>
        <draw:polygon draw:style-name="gr21" draw:text-style-name="P9" draw:layer="layout" svg:width="3.953cm" svg:height="1.061cm" svg:x="26.654cm" svg:y="12.846cm" svg:viewBox="0 0 3954 1062" draw:points="0,1062 0,0 3677,23 3688,314 3954,320 3954,1062">
          <text:p/>
        </draw:polygon>
        <draw:polygon draw:style-name="gr24" draw:text-style-name="P12" draw:layer="layout" svg:width="1.823cm" svg:height="4.516cm" svg:x="28.776cm" svg:y="8.318cm" svg:viewBox="0 0 1824 4517" draw:points="900,4517 0,235 697,0 1824,4517">
          <text:p/>
        </draw:polygon>
        <draw:polygon draw:style-name="gr25" draw:text-style-name="P13" draw:layer="layout" svg:width="3.949cm" svg:height="1.694cm" svg:x="26.639cm" svg:y="6.067cm" svg:viewBox="0 0 3950 1695" draw:points="0,1695 13,1413 3856,0 3950,257">
          <text:p/>
        </draw:polygon>
        <draw:rect draw:style-name="gr26" draw:text-style-name="P14" draw:layer="layout" svg:width="0.091cm" svg:height="0.13cm" draw:transform="rotate (0.349065850398866) translate (30.29cm 6.29cm)">
          <text:p/>
        </draw:rect>
        <draw:polygon draw:style-name="gr25" draw:text-style-name="P13" draw:layer="layout" svg:width="4.44cm" svg:height="1.874cm" svg:x="26.647cm" svg:y="7.413cm" svg:viewBox="0 0 4441 1875" draw:points="0,1875 0,1623 4347,0 4441,257">
          <text:p/>
        </draw:polygon>
        <draw:rect draw:style-name="gr26" draw:text-style-name="P15" draw:layer="layout" svg:width="0.091cm" svg:height="0.178cm" draw:transform="rotate (0.349065850398866) translate (30.743cm 7.51cm)">
          <text:p/>
        </draw:rect>
        <draw:rect draw:style-name="gr26" draw:text-style-name="P15" draw:layer="layout" svg:width="0.091cm" svg:height="0.13cm" draw:transform="rotate (0.349065850398866) translate (29.453cm 8.135cm)">
          <text:p/>
        </draw:rect>
        <draw:polygon draw:style-name="gr27" draw:text-style-name="P9" draw:layer="layout" svg:width="4.105cm" svg:height="2.615cm" svg:x="26.639cm" svg:y="6.407cm" svg:viewBox="0 0 4106 2616" draw:points="17,2616 0,1359 3697,0 4106,1126">
          <text:p/>
        </draw:polygon>
        <draw:rect draw:style-name="gr21" draw:text-style-name="P9" draw:layer="layout" svg:width="0.055cm" svg:height="1.428cm" draw:transform="rotate (0.349065850398866) translate (30.316cm 6.298cm)">
          <text:p/>
        </draw:rect>
        <draw:rect draw:style-name="gr28" draw:text-style-name="P16" draw:layer="layout" svg:width="0.151cm" svg:height="1.067cm" draw:transform="rotate (0.0244346095279206) translate (26.487cm 7.861cm)">
          <text:p/>
        </draw:rect>
        <draw:g>
          <draw:rect draw:style-name="gr29" draw:text-style-name="P13" draw:layer="layout" svg:width="0.486cm" svg:height="0.273cm" svg:x="30.376cm" svg:y="12.86cm">
            <text:p/>
          </draw:rect>
          <draw:polygon draw:style-name="gr26" draw:text-style-name="P15" draw:layer="layout" svg:width="0.108cm" svg:height="0.139cm" svg:x="30.633cm" svg:y="12.866cm" svg:viewBox="0 0 109 140" draw:points="26,140 0,0 82,0 109,140">
            <text:p/>
          </draw:polygon>
        </draw:g>
        <draw:rect draw:style-name="gr21" draw:text-style-name="P9" draw:layer="layout" svg:width="0.055cm" svg:height="4.979cm" draw:transform="rotate (0.239808239224021) translate (29.489cm 8.143cm)">
          <text:p/>
        </draw:rect>
        <draw:rect draw:style-name="gr29" draw:text-style-name="P13" draw:layer="layout" svg:width="0.224cm" svg:height="0.743cm" svg:x="30.636cm" svg:y="13.15cm">
          <text:p/>
        </draw:rect>
        <draw:rect draw:style-name="gr29" draw:text-style-name="P13" draw:layer="layout" svg:width="0.224cm" svg:height="1.064cm" svg:x="26.41cm" svg:y="12.825cm">
          <text:p/>
        </draw:rect>
        <draw:rect draw:style-name="gr29" draw:text-style-name="P13" draw:layer="layout" svg:width="1.426cm" svg:height="0.273cm" svg:x="30.896cm" svg:y="12.868cm">
          <text:p/>
        </draw:rect>
        <draw:rect draw:style-name="gr29" draw:text-style-name="P13" draw:layer="layout" svg:width="0.23cm" svg:height="1.048cm" svg:x="32.332cm" svg:y="13.131cm">
          <text:p/>
        </draw:rect>
        <draw:measure draw:style-name="gr40" draw:text-style-name="P17" draw:layer="layout" svg:x1="29.363cm" svg:y1="8.199cm" svg:x2="30.758cm" svg:y2="12.969cm">
          <text:p text:style-name="P17"><text:span text:style-name="T7"><text:measure text:kind="gap"/></text:span><text:span text:style-name="T7"><text:measure text:kind="value">497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custom-shape draw:style-name="gr32" draw:text-style-name="P3" draw:layer="layout" svg:width="4cm" svg:height="1.456cm" draw:transform="rotate (-1.5707963267949) translate (31.245cm 8.632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olygon draw:style-name="gr41" draw:text-style-name="P20" draw:layer="layout" svg:width="6.723cm" svg:height="9.11cm" svg:x="26.295cm" svg:y="5.644cm" svg:viewBox="0 0 6724 9111" draw:points="0,9111 80,1529 4343,0 5108,1999 4320,2667 5166,6409 6724,7144 6430,9084">
          <text:p/>
        </draw:polygon>
      </draw:page>
      <draw:page draw:name="page2" draw:style-name="dp1" draw:master-page-name="Title_25_20Block_25_20Simpl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abel Field 1" form:control-implementation="ooo:com.sun.star.form.component.FixedText" xml:id="control1" form:id="control1" form:label="Label Field"/>
          </form:form>
        </office:forms>
        <draw:g>
          <draw:rect draw:style-name="gr1" draw:text-style-name="P1" draw:layer="layout" svg:width="39.911cm" svg:height="27.372cm" draw:transform="rotate (0.000174532925199433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53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BAE626E77193E053.png" xlink:type="simple" xlink:show="embed" xlink:actuate="onLoad">
              <text:p/>
            </draw:image>
          </draw:frame>
          <draw:frame draw:style-name="gr20" draw:text-style-name="P2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rect draw:style-name="gr29" draw:text-style-name="P13" draw:layer="layout" svg:width="5.568cm" svg:height="0.273cm" svg:x="17.723cm" svg:y="7.862cm">
          <text:p/>
        </draw:rect>
        <draw:rect draw:style-name="gr29" draw:text-style-name="P13" draw:layer="layout" svg:width="5.602cm" svg:height="0.273cm" svg:x="17.722cm" svg:y="6.365cm">
          <text:p/>
        </draw:rect>
        <draw:rect draw:style-name="gr21" draw:text-style-name="P9" draw:layer="layout" svg:width="0.149cm" svg:height="1.198cm" svg:x="17.732cm" svg:y="6.649cm">
          <text:p/>
        </draw:rect>
        <draw:rect draw:style-name="gr21" draw:text-style-name="P9" draw:layer="layout" svg:width="0.149cm" svg:height="1.198cm" svg:x="23.111cm" svg:y="6.649cm">
          <text:p/>
        </draw:rect>
        <draw:polygon draw:style-name="gr41" draw:text-style-name="P20" draw:layer="layout" svg:width="6.78cm" svg:height="16.625cm" svg:x="33.465cm" svg:y="5.521cm" svg:viewBox="0 0 6781 16626" draw:points="0,16626 137,1529 4400,0 5165,1999 4377,2667 5223,6409 6781,7144 6693,8790 5705,16584">
          <text:p/>
        </draw:polygon>
        <draw:g>
          <draw:rect draw:style-name="gr33" draw:text-style-name="P10" draw:layer="layout" svg:width="0.4cm" svg:height="7.844cm" svg:x="5.953cm" svg:y="14.615cm">
            <text:p/>
          </draw:rect>
          <draw:rect draw:style-name="gr33" draw:text-style-name="P10" draw:layer="layout" svg:width="0.4cm" svg:height="7.814cm" svg:x="9.814cm" svg:y="14.645cm">
            <text:p/>
          </draw:rect>
          <draw:rect draw:style-name="gr21" draw:text-style-name="P9" draw:layer="layout" svg:width="4.272cm" svg:height="1.434cm" svg:x="5.937cm" svg:y="20.811cm">
            <text:p/>
          </draw:rect>
          <draw:rect draw:style-name="gr21" draw:text-style-name="P9" draw:layer="layout" svg:width="4.272cm" svg:height="1.434cm" svg:x="5.937cm" svg:y="14.645cm">
            <text:p/>
          </draw:rect>
          <draw:rect draw:style-name="gr21" draw:text-style-name="P9" draw:layer="layout" svg:width="0.222cm" svg:height="1.434cm" svg:x="10.185cm" svg:y="14.696cm">
            <text:p/>
          </draw:rect>
          <draw:rect draw:style-name="gr21" draw:text-style-name="P9" draw:layer="layout" svg:width="0.222cm" svg:height="4.654cm" svg:x="10.236cm" svg:y="16.172cm">
            <text:p/>
          </draw:rect>
          <draw:rect draw:style-name="gr21" draw:text-style-name="P9" draw:layer="layout" svg:width="0.222cm" svg:height="1.434cm" svg:x="10.286cm" svg:y="20.853cm">
            <text:p/>
          </draw:rect>
          <draw:rect draw:style-name="gr29" draw:text-style-name="P13" draw:layer="layout" svg:width="0.269cm" svg:height="5.805cm" svg:x="10.546cm" svg:y="15.637cm">
            <text:p/>
          </draw:rect>
          <draw:rect draw:style-name="gr21" draw:text-style-name="P9" draw:layer="layout" svg:width="0.222cm" svg:height="1.434cm" svg:x="5.631cm" svg:y="14.594cm">
            <text:p/>
          </draw:rect>
          <draw:rect draw:style-name="gr21" draw:text-style-name="P9" draw:layer="layout" svg:width="0.222cm" svg:height="4.654cm" svg:x="5.631cm" svg:y="16.121cm">
            <text:p/>
          </draw:rect>
          <draw:rect draw:style-name="gr21" draw:text-style-name="P9" draw:layer="layout" svg:width="0.222cm" svg:height="1.434cm" svg:x="5.656cm" svg:y="20.853cm">
            <text:p/>
          </draw:rect>
        </draw:g>
        <draw:measure draw:style-name="gr42" draw:text-style-name="P17" draw:layer="layout" svg:x1="4.918cm" svg:y1="6.031cm" svg:x2="4.795cm" svg:y2="22.398cm">
          <text:p text:style-name="P17"><text:span text:style-name="T7"><text:measure text:kind="gap"/></text:span><text:span text:style-name="T7"><text:measure text:kind="value">1,636.7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measure draw:style-name="gr43" draw:text-style-name="P17" draw:layer="layout" svg:x1="2.798cm" svg:y1="6.031cm" svg:x2="2.826cm" svg:y2="14.399cm">
          <text:p text:style-name="P17"><text:span text:style-name="T7"><text:measure text:kind="gap"/></text:span><text:span text:style-name="T7"><text:measure text:kind="value">836.8</text:measure></text:span><text:span text:style-name="T7"><text:s/></text:span><text:span text:style-name="T7"><text:measure text:kind="unit">mm</text:measure></text:span><text:span text:style-name="T7"><text:measure text:kind="gap"/></text:span></text:p>
        </draw:measure>
        <draw:measure draw:style-name="gr44" draw:text-style-name="P21" draw:layer="layout" svg:x1="5.473cm" svg:y1="12.701cm" svg:x2="11.973cm" svg:y2="12.801cm">
          <text:p text:style-name="P21"><text:span text:style-name="T9"><text:measure text:kind="gap"/></text:span><text:span text:style-name="T9"><text:measure text:kind="value">650.1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measure draw:style-name="gr45" draw:text-style-name="P3" draw:layer="layout" svg:x1="12.485cm" svg:y1="14.67cm" svg:x2="12.485cm" svg:y2="22.549cm">
          <text:p text:style-name="P22"><text:span text:style-name="T9"><text:measure text:kind="gap"/></text:span><text:span text:style-name="T9"><text:measure text:kind="value">787.9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custom-shape draw:style-name="gr46" draw:text-style-name="P3" draw:layer="layout" svg:width="4cm" svg:height="1.456cm" draw:transform="rotate (-1.5707963267949) translate (11.844cm 8.50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g>
          <draw:polygon draw:style-name="gr22" draw:text-style-name="P10" draw:layer="layout" svg:width="0.399cm" svg:height="4.708cm" svg:x="5.897cm" svg:y="9.435cm" svg:viewBox="0 0 400 4709" draw:points="0,4709 4,127 385,0 400,4709">
            <text:p/>
          </draw:polygon>
          <draw:rect draw:style-name="gr23" draw:text-style-name="P11" draw:layer="layout" svg:width="5.99cm" svg:height="0.288cm" svg:x="5.579cm" svg:y="14.172cm">
            <text:p/>
          </draw:rect>
          <draw:polygon draw:style-name="gr21" draw:text-style-name="P9" draw:layer="layout" svg:width="3.953cm" svg:height="1.061cm" svg:x="5.915cm" svg:y="13.112cm" svg:viewBox="0 0 3954 1062" draw:points="0,1062 0,0 3677,23 3688,314 3954,320 3954,1062">
            <text:p/>
          </draw:polygon>
          <draw:polygon draw:style-name="gr24" draw:text-style-name="P12" draw:layer="layout" svg:width="1.823cm" svg:height="4.516cm" svg:x="8.037cm" svg:y="8.584cm" svg:viewBox="0 0 1824 4517" draw:points="900,4517 0,235 697,0 1824,4517">
            <text:p/>
          </draw:polygon>
          <draw:polygon draw:style-name="gr25" draw:text-style-name="P13" draw:layer="layout" svg:width="3.949cm" svg:height="1.694cm" svg:x="5.9cm" svg:y="6.333cm" svg:viewBox="0 0 3950 1695" draw:points="0,1695 13,1413 3856,0 3950,257">
            <text:p/>
          </draw:polygon>
          <draw:rect draw:style-name="gr26" draw:text-style-name="P14" draw:layer="layout" svg:width="0.091cm" svg:height="0.13cm" draw:transform="rotate (0.349065850398866) translate (9.551cm 6.556cm)">
            <text:p/>
          </draw:rect>
          <draw:polygon draw:style-name="gr25" draw:text-style-name="P13" draw:layer="layout" svg:width="4.44cm" svg:height="1.874cm" svg:x="5.908cm" svg:y="7.679cm" svg:viewBox="0 0 4441 1875" draw:points="0,1875 0,1623 4347,0 4441,257">
            <text:p/>
          </draw:polygon>
          <draw:rect draw:style-name="gr26" draw:text-style-name="P15" draw:layer="layout" svg:width="0.091cm" svg:height="0.178cm" draw:transform="rotate (0.349065850398866) translate (10.004cm 7.776cm)">
            <text:p/>
          </draw:rect>
          <draw:rect draw:style-name="gr26" draw:text-style-name="P15" draw:layer="layout" svg:width="0.091cm" svg:height="0.13cm" draw:transform="rotate (0.349065850398866) translate (8.714cm 8.401cm)">
            <text:p/>
          </draw:rect>
          <draw:polygon draw:style-name="gr27" draw:text-style-name="P9" draw:layer="layout" svg:width="4.105cm" svg:height="2.615cm" svg:x="5.9cm" svg:y="6.673cm" svg:viewBox="0 0 4106 2616" draw:points="17,2616 0,1359 3697,0 4106,1126">
            <text:p/>
          </draw:polygon>
          <draw:rect draw:style-name="gr21" draw:text-style-name="P9" draw:layer="layout" svg:width="0.055cm" svg:height="1.428cm" draw:transform="rotate (0.349065850398866) translate (9.577cm 6.564cm)">
            <text:p/>
          </draw:rect>
          <draw:rect draw:style-name="gr28" draw:text-style-name="P16" draw:layer="layout" svg:width="0.151cm" svg:height="1.067cm" draw:transform="rotate (0.0244346095279206) translate (5.748cm 8.127cm)">
            <text:p/>
          </draw:rect>
          <draw:g>
            <draw:rect draw:style-name="gr29" draw:text-style-name="P13" draw:layer="layout" svg:width="0.486cm" svg:height="0.273cm" svg:x="9.637cm" svg:y="13.126cm">
              <text:p/>
            </draw:rect>
            <draw:polygon draw:style-name="gr26" draw:text-style-name="P15" draw:layer="layout" svg:width="0.108cm" svg:height="0.139cm" svg:x="9.894cm" svg:y="13.132cm" svg:viewBox="0 0 109 140" draw:points="26,140 0,0 82,0 109,140">
              <text:p/>
            </draw:polygon>
          </draw:g>
          <draw:rect draw:style-name="gr21" draw:text-style-name="P9" draw:layer="layout" svg:width="0.055cm" svg:height="4.979cm" draw:transform="rotate (0.239808239224021) translate (8.75cm 8.409cm)">
            <text:p/>
          </draw:rect>
          <draw:rect draw:style-name="gr29" draw:text-style-name="P13" draw:layer="layout" svg:width="0.224cm" svg:height="0.743cm" svg:x="9.897cm" svg:y="13.416cm">
            <text:p/>
          </draw:rect>
          <draw:rect draw:style-name="gr29" draw:text-style-name="P13" draw:layer="layout" svg:width="0.224cm" svg:height="1.064cm" svg:x="5.671cm" svg:y="13.091cm">
            <text:p/>
          </draw:rect>
          <draw:rect draw:style-name="gr29" draw:text-style-name="P13" draw:layer="layout" svg:width="1.426cm" svg:height="0.273cm" svg:x="10.157cm" svg:y="13.134cm">
            <text:p/>
          </draw:rect>
          <draw:rect draw:style-name="gr29" draw:text-style-name="P13" draw:layer="layout" svg:width="0.23cm" svg:height="1.048cm" svg:x="11.593cm" svg:y="13.397cm">
            <text:p/>
          </draw:rect>
          <draw:measure draw:style-name="gr47" draw:text-style-name="P17" draw:layer="layout" svg:x1="8.624cm" svg:y1="8.465cm" svg:x2="10.019cm" svg:y2="13.235cm">
            <text:p text:style-name="P17"><text:span text:style-name="T7"><text:measure text:kind="gap"/></text:span><text:span text:style-name="T7"><text:measure text:kind="value">497</text:measure></text:span><text:span text:style-name="T7"><text:s/></text:span><text:span text:style-name="T7"><text:measure text:kind="unit">mm</text:measure></text:span><text:span text:style-name="T7"><text:measure text:kind="gap"/></text:span></text:p>
          </draw:measure>
        </draw:g>
        <draw:polygon draw:style-name="gr41" draw:text-style-name="P20" draw:layer="layout" svg:width="6.723cm" svg:height="9.11cm" svg:x="26.295cm" svg:y="11.126cm" svg:viewBox="0 0 6724 9111" draw:points="0,9111 80,1529 4343,0 5108,1999 4320,2667 5166,6409 6724,7144 6430,9084">
          <text:p/>
        </draw:polygon>
        <draw:rect draw:style-name="gr21" draw:text-style-name="P9" draw:layer="layout" svg:width="5.553cm" svg:height="1.226cm" svg:x="17.86cm" svg:y="14.817cm">
          <text:p/>
        </draw:rect>
        <draw:measure draw:style-name="gr48" draw:text-style-name="P21" draw:layer="layout" svg:x1="17.591cm" svg:y1="12.887cm" svg:x2="23.514cm" svg:y2="12.848cm">
          <text:p text:style-name="P21"><text:span text:style-name="T9"><text:measure text:kind="gap"/></text:span><text:span text:style-name="T9"><text:measure text:kind="value">592.3</text:measure></text:span><text:span text:style-name="T9"><text:s/></text:span><text:span text:style-name="T9"><text:measure text:kind="unit">mm</text:measure></text:span><text:span text:style-name="T9"><text:measure text:kind="gap"/></text:span></text:p>
        </draw:measure>
        <draw:rect draw:style-name="gr21" draw:text-style-name="P9" draw:layer="layout" svg:width="5.553cm" svg:height="1.692cm" svg:x="17.86cm" svg:y="13.098cm">
          <text:p/>
        </draw:rect>
        <draw:rect draw:style-name="gr49" draw:text-style-name="P23" draw:layer="layout" svg:width="5.553cm" svg:height="4.338cm" svg:x="17.757cm" svg:y="8.653cm">
          <text:p/>
        </draw:rect>
        <draw:rect draw:style-name="gr29" draw:text-style-name="P13" draw:layer="layout" svg:width="5.568cm" svg:height="0.46cm" svg:x="17.73cm" svg:y="8.151cm">
          <text:p/>
        </draw:rect>
        <draw:control draw:style-name="gr50" draw:text-style-name="P24" draw:layer="controls" svg:width="0.241cm" svg:height="0.145cm" svg:x="24.318cm" svg:y="5.123cm" draw:control="control1"/>
        <draw:rect draw:style-name="gr21" draw:text-style-name="P9" draw:layer="layout" svg:width="5.553cm" svg:height="1.226cm" svg:x="17.98cm" svg:y="20.686cm">
          <text:p/>
        </draw:rect>
        <draw:rect draw:style-name="gr21" draw:text-style-name="P9" draw:layer="layout" svg:width="1.166cm" svg:height="4.642cm" svg:x="17.908cm" svg:y="16.068cm">
          <text:p/>
        </draw:rect>
        <draw:rect draw:style-name="gr21" draw:text-style-name="P9" draw:layer="layout" svg:width="1.166cm" svg:height="4.642cm" svg:x="22.261cm" svg:y="16.02cm">
          <text:p/>
        </draw:rect>
        <draw:rect draw:style-name="gr51" draw:text-style-name="P25" draw:layer="layout" svg:width="3.926cm" svg:height="5.805cm" svg:x="18.751cm" svg:y="15.568cm">
          <text:p/>
        </draw:rect>
        <draw:polygon draw:style-name="gr41" draw:text-style-name="P20" draw:layer="layout" svg:width="6.723cm" svg:height="9.2cm" svg:x="5.66cm" svg:y="5.396cm" svg:viewBox="0 0 6724 9201" draw:points="0,9201 80,1619 2408,0 5126,24 5108,2089 4320,2757 5078,6422 6724,7234 6430,9174">
          <text:p/>
        </draw:polygon>
      </draw:page>
      <draw:page draw:name="page3" draw:style-name="dp1" draw:master-page-name="Title_25_20Block_25_20Simpl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abel Field 1" form:control-implementation="ooo:com.sun.star.form.component.FixedText" xml:id="control2" form:id="control2" form:label="Label Field"/>
          </form:form>
        </office:forms>
        <draw:g>
          <draw:rect draw:style-name="gr1" draw:text-style-name="P1" draw:layer="layout" svg:width="39.911cm" svg:height="27.372cm" draw:transform="rotate (0.000174532925199433) translate (1cm 1.007cm)">
            <text:p/>
          </draw:rect>
          <draw:line draw:style-name="gr2" draw:text-style-name="P1" draw:layer="layout" svg:x1="1cm" svg:y1="24.056cm" svg:x2="40.915cm" svg:y2="24.056cm">
            <text:p/>
          </draw:line>
          <draw:line draw:style-name="gr3" draw:text-style-name="P1" draw:layer="layout" svg:x1="1cm" svg:y1="26.064cm" svg:x2="27.55cm" svg:y2="26.074cm">
            <text:p/>
          </draw:line>
          <draw:line draw:style-name="gr3" draw:text-style-name="P1" draw:layer="layout" svg:x1="20.345cm" svg:y1="24.059cm" svg:x2="20.345cm" svg:y2="28.382cm">
            <text:p/>
          </draw:line>
          <draw:line draw:style-name="gr3" draw:text-style-name="P1" draw:layer="layout" svg:x1="27.55cm" svg:y1="24.057cm" svg:x2="27.55cm" svg:y2="28.236cm">
            <text:p/>
          </draw:line>
          <draw:line draw:style-name="gr3" draw:text-style-name="P1" draw:layer="layout" svg:x1="27.55cm" svg:y1="24.057cm" svg:x2="27.55cm" svg:y2="28.38cm">
            <text:p/>
          </draw:line>
          <draw:line draw:style-name="gr3" draw:text-style-name="P1" draw:layer="layout" svg:x1="17.319cm" svg:y1="24.06cm" svg:x2="17.319cm" svg:y2="28.383cm">
            <text:p/>
          </draw:line>
          <draw:line draw:style-name="gr3" draw:text-style-name="P1" draw:layer="layout" svg:x1="23.227cm" svg:y1="24.057cm" svg:x2="23.227cm" svg:y2="28.38cm">
            <text:p/>
          </draw:line>
          <draw:frame draw:style-name="gr4" draw:text-style-name="P2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5" draw:text-style-name="P4" draw:layer="layout" svg:width="6.34cm" svg:height="2.377cm" draw:transform="rotate (0.000349065850398866) translate (32.738cm 25.353cm)">
            <draw:text-box>
              <text:p text:style-name="P3"><text:span text:style-name="T1">Address Here</text:span></text:p>
            </draw:text-box>
          </draw:frame>
          <draw:frame draw:style-name="gr6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7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8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9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0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1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2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3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4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5" draw:text-style-name="P2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6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7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8" draw:text-style-name="P2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19" draw:text-style-name="P1" draw:layer="layout" svg:width="2.738cm" svg:height="3.227cm" svg:x="28.234cm" svg:y="24.719cm">
            <draw:image xlink:href="Pictures/100000000000012500000171BAE626E77193E053.png" xlink:type="simple" xlink:show="embed" xlink:actuate="onLoad">
              <text:p/>
            </draw:image>
          </draw:frame>
          <draw:frame draw:style-name="gr20" draw:text-style-name="P2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control draw:style-name="gr50" draw:text-style-name="P24" draw:layer="controls" svg:width="0.241cm" svg:height="0.145cm" svg:x="24.318cm" svg:y="5.123cm" draw:control="control2"/>
        <draw:frame draw:style-name="gr52" draw:text-style-name="P3" draw:layer="layout" svg:width="11.912cm" svg:height="12.692cm" svg:x="10.579cm" svg:y="10.524cm">
          <draw:image xlink:href="Pictures/10000000000002540000027BD62964B606620BDF.png" xlink:type="simple" xlink:show="embed" xlink:actuate="onLoad">
            <text:p/>
          </draw:image>
        </draw:frame>
        <draw:polygon draw:style-name="gr25" draw:text-style-name="P13" draw:layer="layout" svg:width="2.843cm" svg:height="1.188cm" svg:x="15.561cm" svg:y="10.07cm" svg:viewBox="0 0 2844 1189" draw:points="2725,1189 2844,893 83,0 0,281">
          <text:p/>
        </draw:polygon>
        <draw:polygon draw:style-name="gr27" draw:text-style-name="P9" draw:layer="layout" svg:width="5.908cm" svg:height="4.869cm" svg:x="15.699cm" svg:y="7.143cm" svg:viewBox="0 0 5909 4870" draw:points="5866,4870 5909,2087 941,0 0,2911">
          <text:p/>
        </draw:polygon>
        <draw:rect draw:style-name="gr21" draw:text-style-name="P9" draw:layer="layout" svg:width="0.154cm" svg:height="3.617cm" draw:transform="skewX (0.138230076757951) rotate (-0.170693200845045) translate (16.604cm 6.8cm)">
          <text:p/>
        </draw:rect>
        <draw:polygon draw:style-name="gr25" draw:text-style-name="P13" draw:layer="layout" svg:width="4.928cm" svg:height="2.33cm" svg:x="16.668cm" svg:y="6.879cm" svg:viewBox="0 0 4929 2331" draw:points="4928,2331 4929,2083 83,0 0,281">
          <text:p/>
        </draw:polygon>
        <draw:rect draw:style-name="gr28" draw:text-style-name="P16" draw:layer="layout" svg:width="0.275cm" svg:height="3.152cm" draw:transform="skewX (0.0109955742875643) rotate (-0.0218166156499289) translate (21.611cm 8.94cm)">
          <text:p/>
        </draw:rect>
        <draw:polygon draw:style-name="gr41" draw:text-style-name="P20" draw:layer="layout" svg:width="6.842cm" svg:height="9.11cm" svg:x="28.917cm" svg:y="6.58cm" svg:viewBox="0 0 6843 9111" draw:points="6843,9111 6762,1529 2423,0 1645,1999 2447,2667 1586,6409 0,7144 299,9084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7:19:46.58</meta:creation-date>
    <dc:date>2019-09-20T13:06:47.597747382</dc:date>
    <meta:editing-duration>PT11H20M22S</meta:editing-duration>
    <meta:editing-cycles>26</meta:editing-cycles>
    <meta:generator>LibreOffice/6.0.7.3$Linux_X86_64 LibreOffice_project/00m0$Build-3</meta:generator>
    <meta:document-statistic meta:object-count="255"/>
  </office:meta>
</office:document-meta>
</file>